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062f" officeooo:paragraph-rsid="001e062f"/>
    </style:style>
    <style:style style:name="P2" style:family="paragraph" style:parent-style-name="Standard">
      <style:text-properties officeooo:rsid="001e4ae4" officeooo:paragraph-rsid="001e4ae4"/>
    </style:style>
    <style:style style:name="P3" style:family="paragraph" style:parent-style-name="Standard">
      <style:text-properties officeooo:paragraph-rsid="001e4ae4"/>
    </style:style>
    <style:style style:name="P4" style:family="paragraph" style:parent-style-name="Heading_20_4">
      <style:text-properties officeooo:rsid="001e062f" officeooo:paragraph-rsid="001e062f"/>
    </style:style>
    <style:style style:name="T1" style:family="text">
      <style:text-properties officeooo:rsid="001e4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 TACHES A EFFECTUER</text:p>
      <text:p text:style-name="P1"/>
      <text:p text:style-name="P2">Constitution du corpus</text:p>
      <text:p text:style-name="P3"><text:span text:style-name="T1">→ par web scraping : r</text:span>écupérez des paires question-réponse </text:p>
      <text:p text:style-name="P3">→<text:span text:style-name="T1"> </text:span>constituer une base de questions, chacune avec la réponse associée. </text:p>
      <text:p text:style-name="P3"/>
      <text:p text:style-name="P3"/>
      <text:p text:style-name="P3"/>
      <text:p text:style-name="P2">Classification de la question </text:p>
      <text:p text:style-name="P3"><text:span text:style-name="T1">→ </text:span>mettre en place une stratégie pour la prise de ces décisions et pour la sélection de la répons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4:41:17.209000000</meta:creation-date>
    <dc:date>2019-12-11T18:23:32.811000000</dc:date>
    <meta:editing-duration>PT2H44M21S</meta:editing-duration>
    <meta:editing-cycles>1</meta:editing-cycles>
    <meta:document-statistic meta:table-count="0" meta:image-count="0" meta:object-count="0" meta:page-count="1" meta:paragraph-count="6" meta:word-count="51" meta:character-count="306" meta:non-whitespace-character-count="257"/>
    <meta:generator>LibreOffice/5.1.5.2$Windows_x86 LibreOffice_project/7a864d8825610a8c07cfc3bc01dd4fce6a9447e5</meta:generator>
  </office:meta>
</office:document-meta>
</file>